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6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9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6.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5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4.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6.4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6.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Times New Roman" fo:font-size="10.5pt" style:font-size-asian="10.5pt" style:font-size-complex="10.5pt"/>
    </style:style>
    <style:style style:name="P3" style:family="paragraph">
      <loext:graphic-properties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0.5pt" style:font-size-asian="10.5pt" style:font-size-complex="10.5pt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7cm" svg:height="2.2cm" svg:x="10.2cm" svg:y="10.4cm">
          <text:p text:style-name="P1"><text:span text:style-name="T1">Demora y deficiencia con los procedimientos</text:span></text:p>
          <text:p text:style-name="P1"><text:span text:style-name="T1"><text:s/></text:span><text:span text:style-name="T1">Que requieren la firma manuscrita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6cm" svg:height="2cm" svg:x="4.2cm" svg:y="14.1cm">
          <text:p text:style-name="P1"><text:span text:style-name="T1">Se requiere la presencia física de la</text:span></text:p>
          <text:p text:style-name="P1"><text:span text:style-name="T1">Persona interesad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3cm" svg:height="2cm" svg:x="8cm" svg:y="16.5cm">
          <text:p text:style-name="P1"><text:span text:style-name="T1">Desconfianza del titular de</text:span></text:p>
          <text:p text:style-name="P1"><text:span text:style-name="T1">la firma manuscri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46cm" svg:height="2cm" svg:x="12.5cm" svg:y="16.5cm">
          <text:p text:style-name="P1"><text:span text:style-name="T1">El envió de la documentación física</text:span></text:p>
          <text:p text:style-name="P1"><text:span text:style-name="T1">Es morosa y propensa a perdid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6.6cm" svg:height="2.2cm" svg:x="4cm" svg:y="3.5cm">
          <text:p text:style-name="P1"><text:span text:style-name="T1">Acceso a la información física es deficient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6.2cm" svg:height="2.2cm" svg:x="10.6cm" svg:y="6.7cm">
          <text:p text:style-name="P1"><text:span text:style-name="T1">La información física no llega a tiempo 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4.6cm" svg:height="2.1cm" svg:x="11.2cm" svg:y="3.5cm">
          <text:p text:style-name="P1"><text:span text:style-name="T1">Perdida de información física</text:span></text:p>
          <text:p text:style-name="P1"><text:span text:style-name="T1">Por extravió o rob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6.2cm" svg:height="2.2cm" svg:x="4.2cm" svg:y="6.9cm">
          <text:p text:style-name="P1"><text:span text:style-name="T1">La información física ocupa un amplio</text:span></text:p>
          <text:p text:style-name="P1"><text:span text:style-name="T1">espacio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6.9cm" svg:height="2.2cm" svg:x="16.3cm" svg:y="3.5cm">
          <text:p text:style-name="P1"><text:span text:style-name="T1">Se requiere la adquisición de inmuebles para</text:span></text:p>
          <text:p text:style-name="P1"><text:span text:style-name="T1">El almacenamiento de la información físic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5" draw:id="id5" draw:layer="layout" svg:width="6.7cm" svg:height="2cm" svg:x="16.1cm" svg:y="14.4cm">
          <text:p text:style-name="P1"><text:span text:style-name="T1">La documentación se realiza de forma física</text:span></text:p>
          <text:p text:style-name="P1"><text:span text:style-name="T1">Y digital, teniendo como respaldo</text:span><text:span text:style-name="T2"> 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7cm" svg:y1="14.1cm" svg:x2="13.7cm" svg:y2="12.6cm" draw:start-shape="id1" draw:start-glue-point="0" draw:end-shape="id2" draw:end-glue-point="2" svg:d="M7000 14100v-750h6700v-750" svg:viewBox="0 0 6701 1501">
          <text:p/>
        </draw:connector>
        <draw:connector draw:style-name="gr10" draw:text-style-name="P4" draw:layer="layout" svg:x1="10.15cm" svg:y1="16.5cm" svg:x2="13.7cm" svg:y2="12.6cm" draw:start-shape="id3" draw:start-glue-point="0" draw:end-shape="id2" draw:end-glue-point="2" svg:d="M10150 16500v-1950h3550v-1950" svg:viewBox="0 0 3551 3901">
          <text:p/>
        </draw:connector>
        <draw:connector draw:style-name="gr10" draw:text-style-name="P4" draw:layer="layout" svg:x1="15.23cm" svg:y1="16.5cm" svg:x2="13.7cm" svg:y2="12.6cm" draw:start-shape="id4" draw:start-glue-point="0" draw:end-shape="id2" draw:end-glue-point="2" svg:d="M15230 16500v-1950h-1530v-1950" svg:viewBox="0 0 1531 3901">
          <text:p/>
        </draw:connector>
        <draw:connector draw:style-name="gr10" draw:text-style-name="P4" draw:layer="layout" svg:x1="19.45cm" svg:y1="14.4cm" svg:x2="13.7cm" svg:y2="12.6cm" draw:start-shape="id5" draw:start-glue-point="0" draw:end-shape="id2" draw:end-glue-point="2" svg:d="M19450 14400v-900h-5750v-900" svg:viewBox="0 0 5751 1801">
          <text:p/>
        </draw:connector>
        <draw:connector draw:style-name="gr10" draw:text-style-name="P4" draw:layer="layout" svg:x1="13.7cm" svg:y1="10.4cm" svg:x2="13.7cm" svg:y2="8.9cm" draw:start-shape="id2" draw:start-glue-point="0" draw:end-shape="id6" draw:end-glue-point="2" svg:d="M13700 10400v-1500" svg:viewBox="0 0 1 1501">
          <text:p/>
        </draw:connector>
        <draw:connector draw:style-name="gr10" draw:text-style-name="P4" draw:layer="layout" svg:x1="17.2cm" svg:y1="11.5cm" svg:x2="19.75cm" svg:y2="5.7cm" draw:start-shape="id2" draw:start-glue-point="1" draw:end-shape="id7" draw:end-glue-point="2" svg:d="M17200 11500h2550v-5800" svg:viewBox="0 0 2551 5801">
          <text:p/>
        </draw:connector>
        <draw:connector draw:style-name="gr10" draw:text-style-name="P4" draw:layer="layout" svg:x1="13.7cm" svg:y1="10.4cm" svg:x2="7.3cm" svg:y2="9.1cm" draw:start-shape="id2" draw:start-glue-point="0" draw:end-shape="id8" draw:end-glue-point="2" svg:d="M13700 10400v-650h-6400v-650" svg:viewBox="0 0 6401 1301">
          <text:p/>
        </draw:connector>
        <draw:connector draw:style-name="gr10" draw:text-style-name="P4" draw:layer="layout" svg:x1="7.3cm" svg:y1="6.9cm" svg:x2="7.3cm" svg:y2="5.7cm" draw:start-shape="id8" draw:start-glue-point="0" draw:end-shape="id9" draw:end-glue-point="2" svg:d="M7300 6900v-1200" svg:viewBox="0 0 1 1201">
          <text:p/>
        </draw:connector>
        <draw:connector draw:style-name="gr10" draw:text-style-name="P4" draw:layer="layout" svg:x1="13.7cm" svg:y1="6.7cm" svg:x2="13.5cm" svg:y2="5.6cm" draw:start-shape="id6" draw:start-glue-point="0" draw:end-shape="id10" draw:end-glue-point="2" svg:d="M13700 6700v-550h-200v-550" svg:viewBox="0 0 20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cm" fo:margin-bottom="3cm" fo:margin-left="4cm" fo:margin-right="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8:39:07.782852969</meta:creation-date>
    <meta:editing-duration>PT8H16M3S</meta:editing-duration>
    <meta:editing-cycles>10</meta:editing-cycles>
    <meta:generator>LibreOffice/4.4.3.2$Linux_X86_64 LibreOffice_project/40m0$Build-2</meta:generator>
    <meta:initial-creator>armin </meta:initial-creator>
    <dc:date>2015-06-25T11:53:52.083685151</dc:date>
    <dc:creator>armin </dc:creator>
    <meta:document-statistic meta:object-count="19"/>
  </office:meta>
</office:document-meta>
</file>